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Total Energy (hartree)</text:p>
          </table:table-cell>
          <table:table-cell office:value-type="string" calcext:value-type="string">
            <text:p>Total Energy (kcal/mol)</text:p>
          </table:table-cell>
          <table:table-cell office:value-type="string" calcext:value-type="string">
            <text:p>Chem Pot (kJ/mol)</text:p>
          </table:table-cell>
          <table:table-cell office:value-type="string" calcext:value-type="string">
            <text:p>Chem Pot (kcal/mol)</text:p>
          </table:table-cell>
          <table:table-cell/>
          <table:table-cell table:style-name="Default" office:value-type="string" calcext:value-type="string">
            <text:p>Total (kcal/mol)</text:p>
          </table:table-cell>
          <table:table-cell/>
          <table:table-cell office:value-type="string" calcext:value-type="string">
            <text:p>Barrier (kcal/mol)</text:p>
          </table:table-cell>
        </table:table-row>
        <table:table-row table:style-name="ro1">
          <table:table-cell office:value-type="string" calcext:value-type="string">
            <text:p>Opt1</text:p>
          </table:table-cell>
          <table:table-cell office:value-type="float" office:value="-855.10026003925" calcext:value-type="float">
            <text:p>-855.1002600393</text:p>
          </table:table-cell>
          <table:table-cell table:formula="of:=[.B2]*627.509" office:value-type="float" office:value="-536583.10907697" calcext:value-type="float">
            <text:p>-536583.10907697</text:p>
          </table:table-cell>
          <table:table-cell office:value-type="float" office:value="383.69" calcext:value-type="float">
            <text:p>383.69</text:p>
          </table:table-cell>
          <table:table-cell table:formula="of:=[.D2]*0.239006" office:value-type="float" office:value="91.70421214" calcext:value-type="float">
            <text:p>91.70421214</text:p>
          </table:table-cell>
          <table:table-cell/>
          <table:table-cell table:formula="of:=[.C2]+[.E2]" office:value-type="float" office:value="-536491.40486483" calcext:value-type="float">
            <text:p>-5.3649E+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 1</text:p>
          </table:table-cell>
          <table:table-cell office:value-type="float" office:value="-854.61598164483" calcext:value-type="float">
            <text:p>-854.6159816448</text:p>
          </table:table-cell>
          <table:table-cell table:formula="of:=[.B3]*627.509" office:value-type="float" office:value="-536279.220025966" calcext:value-type="float">
            <text:p>-536279.220025966</text:p>
          </table:table-cell>
          <table:table-cell office:value-type="float" office:value="280.59" calcext:value-type="float">
            <text:p>280.59</text:p>
          </table:table-cell>
          <table:table-cell table:formula="of:=[.D3]*0.239006" office:value-type="float" office:value="67.06269354" calcext:value-type="float">
            <text:p>67.06269354</text:p>
          </table:table-cell>
          <table:table-cell/>
          <table:table-cell table:formula="of:=[.C3]+[.E3]" office:value-type="float" office:value="-536212.157332426" calcext:value-type="float">
            <text:p>-5.3621E+05</text:p>
          </table:table-cell>
          <table:table-cell/>
          <table:table-cell table:formula="of:=[.G3]-[.$G2]" office:value-type="float" office:value="279.247532404144" calcext:value-type="float">
            <text:p>279.2475324041</text:p>
          </table:table-cell>
        </table:table-row>
        <table:table-row table:style-name="ro1">
          <table:table-cell office:value-type="string" calcext:value-type="string">
            <text:p>Trans 2</text:p>
          </table:table-cell>
          <table:table-cell office:value-type="float" office:value="-854.64231343681" calcext:value-type="float">
            <text:p>-854.6423134368</text:p>
          </table:table-cell>
          <table:table-cell table:formula="of:=[.B4]*627.509" office:value-type="float" office:value="-536295.743462419" calcext:value-type="float">
            <text:p>-536295.743462419</text:p>
          </table:table-cell>
          <table:table-cell office:value-type="float" office:value="279.85" calcext:value-type="float">
            <text:p>279.85</text:p>
          </table:table-cell>
          <table:table-cell table:formula="of:=[.D4]*0.239006" office:value-type="float" office:value="66.8858291" calcext:value-type="float">
            <text:p>66.8858291</text:p>
          </table:table-cell>
          <table:table-cell/>
          <table:table-cell table:formula="of:=[.C4]+[.E4]" office:value-type="float" office:value="-536228.857633319" calcext:value-type="float">
            <text:p>-5.3623E+05</text:p>
          </table:table-cell>
          <table:table-cell/>
          <table:table-cell table:formula="of:=[.G4]-[.$G2]" office:value-type="float" office:value="262.547231510514" calcext:value-type="float">
            <text:p>262.5472315105</text:p>
          </table:table-cell>
        </table:table-row>
        <table:table-row table:style-name="ro1">
          <table:table-cell office:value-type="string" calcext:value-type="string">
            <text:p>Trans 3</text:p>
          </table:table-cell>
          <table:table-cell office:value-type="float" office:value="-855.03498069593" calcext:value-type="float">
            <text:p>-855.0349806959</text:p>
          </table:table-cell>
          <table:table-cell table:formula="of:=[.B5]*627.509" office:value-type="float" office:value="-536542.145701522" calcext:value-type="float">
            <text:p>-536542.145701522</text:p>
          </table:table-cell>
          <table:table-cell office:value-type="float" office:value="383.2" calcext:value-type="float">
            <text:p>383.2</text:p>
          </table:table-cell>
          <table:table-cell table:formula="of:=[.D5]*0.239006" office:value-type="float" office:value="91.5870992" calcext:value-type="float">
            <text:p>91.5870992</text:p>
          </table:table-cell>
          <table:table-cell/>
          <table:table-cell table:formula="of:=[.C5]+[.E5]" office:value-type="float" office:value="-536450.558602322" calcext:value-type="float">
            <text:p>-5.3645E+05</text:p>
          </table:table-cell>
          <table:table-cell/>
          <table:table-cell table:formula="of:=[.G5]-[.$G2]" office:value-type="float" office:value="40.8462625073735" calcext:value-type="float">
            <text:p>40.84626250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8:29:58.653860500</meta:creation-date>
    <dc:date>2018-03-23T08:49:08.300988484</dc:date>
    <meta:editing-duration>PT8M59S</meta:editing-duration>
    <meta:editing-cycles>1</meta:editing-cycles>
    <meta:generator>LibreOffice/5.1.6.2$Linux_X86_64 LibreOffice_project/10m0$Build-2</meta:generator>
    <meta:document-statistic meta:table-count="1" meta:cell-count="33" meta:object-count="0"/>
  </office:meta>
</office:document-meta>
</file>